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246AAFFCA34A42ED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6.536cm" svg:height="15.399cm" draw:z-index="0"><draw:image xlink:href="Pictures/100000010000027100000246AAFFCA34A42EDB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58:04.231507089</meta:creation-date>
    <meta:generator>LibreOffice/7.3.7.2$Linux_X86_64 LibreOffice_project/30$Build-2</meta:generator>
    <dc:date>2023-12-25T19:58:27.888890181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